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1.17mm"/>
    </style:style>
    <style:style style:name="co46" style:family="table-column">
      <style:table-column-properties fo:break-before="auto" style:column-width="11.18mm"/>
    </style:style>
    <style:style style:name="co47" style:family="table-column">
      <style:table-column-properties fo:break-before="auto" style:column-width="10.88mm"/>
    </style:style>
    <style:style style:name="co48" style:family="table-column">
      <style:table-column-properties fo:break-before="auto" style:column-width="19.33mm"/>
    </style:style>
    <style:style style:name="co49" style:family="table-column">
      <style:table-column-properties fo:break-before="auto" style:column-width="17.43mm"/>
    </style:style>
    <style:style style:name="co50" style:family="table-column">
      <style:table-column-properties fo:break-before="auto" style:column-width="1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-1" calcext:value-type="float">
            <text:p>-1</text:p>
          </table:table-cell>
          <table:table-cell table:style-name="ce65" table:formula="of:=IF([.F3]&gt;0;ROUND([.F3]+((1-POWER(([.$B$45]/1013.25);0.190284))*145366.45));0)" office:value-type="float" office:value="2816" calcext:value-type="float">
            <text:p>2816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7" calcext:value-type="float">
            <text:p>77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7" calcext:value-type="float">
            <text:p>107</text:p>
          </table:table-cell>
          <table:table-cell table:style-name="ce65" table:formula="of:=IF(ISNA([.O3]);[.J3];[.J3]+[.O3])" office:value-type="float" office:value="77" calcext:value-type="float">
            <text:p>77</text:p>
          </table:table-cell>
          <table:table-cell table:style-name="ce65" table:formula="of:=IF([.Q3]&gt;0;ROUND(([.C3]/[.Q3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2" calcext:value-type="float">
            <text:p>102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2" calcext:value-type="float">
            <text:p>-2</text:p>
          </table:table-cell>
          <table:table-cell table:style-name="ce65" table:formula="of:=IF([.F4]&gt;0;ROUND([.F4]+((1-POWER(([.$B$45]/1013.25);0.190284))*145366.45));0)" office:value-type="float" office:value="3316" calcext:value-type="float">
            <text:p>3316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7" calcext:value-type="float">
            <text:p>107</text:p>
          </table:table-cell>
          <table:table-cell table:style-name="ce65" table:formula="of:=IF(ISNA([.O4]);[.J4];[.J4]+[.O4])" office:value-type="float" office:value="93" calcext:value-type="float">
            <text:p>93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2" calcext:value-type="float">
            <text:p>10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RUMEN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5" calcext:value-type="float">
            <text:p>-5</text:p>
          </table:table-cell>
          <table:table-cell table:style-name="ce65" table:formula="of:=IF([.F5]&gt;0;ROUND([.F5]+((1-POWER(([.$B$45]/1013.25);0.190284))*145366.45));0)" office:value-type="float" office:value="4816" calcext:value-type="float">
            <text:p>4816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5" calcext:value-type="float">
            <text:p>9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" calcext:value-type="float">
            <text:p>10</text:p>
          </table:table-cell>
          <table:table-cell table:style-name="ce66" table:formula="of:=IF(ISBLANK([.K5]);NA();FINDCOURSEANGLE([.K5];[.D5]))" office:value-type="float" office:value="53" calcext:value-type="float">
            <text:p>53</text:p>
          </table:table-cell>
          <table:table-cell table:style-name="ce65" table:formula="of:=ROUND(DEGREES(ASIN([.Y5]/[.J5])))*[.AA5]" office:value-type="float" office:value="-5" calcext:value-type="float">
            <text:p>-5</text:p>
          </table:table-cell>
          <table:table-cell table:style-name="ce65" table:formula="of:=[.Z5]*[.AB5]" office:value-type="float" office:value="6" calcext:value-type="float">
            <text:p>6</text:p>
          </table:table-cell>
          <table:table-cell table:style-name="ce65" table:formula="of:=IF(ISNA([.N5]);[.D5];[.D5]+[.N5])" office:value-type="float" office:value="122" calcext:value-type="float">
            <text:p>122</text:p>
          </table:table-cell>
          <table:table-cell table:style-name="ce65" table:formula="of:=IF(ISNA([.O5]);[.J5];[.J5]+[.O5])" office:value-type="float" office:value="101" calcext:value-type="float">
            <text:p>101</text:p>
          </table:table-cell>
          <table:table-cell table:style-name="ce65" table:formula="of:=IF([.Q5]&gt;0;ROUND(([.C5]/[.Q5])*60);0)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17" calcext:value-type="float">
            <text:p>11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1.6" calcext:value-type="float">
            <text:p>1.6</text:p>
          </table:table-cell>
          <table:table-cell/>
          <table:table-cell table:style-name="ce65" table:formula="of:=ROUND([.L5]*SIN(RADIANS([.M5])))" office:value-type="float" office:value="8" calcext:value-type="float">
            <text:p>8</text:p>
          </table:table-cell>
          <table:table-cell table:style-name="ce65" table:formula="of:=ROUND([.L5]*COS(RADIANS([.M5])))" office:value-type="float" office:value="6" calcext:value-type="float">
            <text:p>6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MEN</text:p>
          </table:table-cell>
          <table:table-cell table:style-name="ce3" office:value-type="string" calcext:value-type="string">
            <text:p>REPKA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65" table:formula="of:=IF([.F6]&gt;0;ROUND([.F6]+((1-POWER(([.$B$45]/1013.25);0.190284))*145366.45));0)" office:value-type="float" office:value="2116" calcext:value-type="float">
            <text:p>2116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150" calcext:value-type="float">
            <text:p>150</text:p>
          </table:table-cell>
          <table:table-cell table:style-name="ce65" table:formula="of:=IF(ISNA([.O6]);[.J6];[.J6]+[.O6])" office:value-type="float" office:value="91" calcext:value-type="float">
            <text:p>91</text:p>
          </table:table-cell>
          <table:table-cell table:style-name="ce65" table:formula="of:=IF([.Q6]&gt;0;ROUND(([.C6]/[.Q6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145" calcext:value-type="float">
            <text:p>14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0.6" calcext:value-type="float">
            <text:p>0.6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EPKA</text:p>
          </table:table-cell>
          <table:table-cell table:style-name="ce3" office:value-type="string" calcext:value-type="string">
            <text:p>RUPOR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65" table:formula="of:=IF([.F7]&gt;0;ROUND([.F7]+((1-POWER(([.$B$45]/1013.25);0.190284))*145366.45));0)" office:value-type="float" office:value="2116" calcext:value-type="float">
            <text:p>2116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137" calcext:value-type="float">
            <text:p>137</text:p>
          </table:table-cell>
          <table:table-cell table:style-name="ce65" table:formula="of:=IF(ISNA([.O7]);[.J7];[.J7]+[.O7])" office:value-type="float" office:value="91" calcext:value-type="float">
            <text:p>91</text:p>
          </table:table-cell>
          <table:table-cell table:style-name="ce65" table:formula="of:=IF([.Q7]&gt;0;ROUND(([.C7]/[.Q7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132" calcext:value-type="float">
            <text:p>13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3" calcext:value-type="float">
            <text:p>0.3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POR</text:p>
          </table:table-cell>
          <table:table-cell table:style-name="ce3" office:value-type="string" calcext:value-type="string">
            <text:p>BAKAL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65" table:formula="of:=IF([.F8]&gt;0;ROUND([.F8]+((1-POWER(([.$B$45]/1013.25);0.190284))*145366.45));0)" office:value-type="float" office:value="2116" calcext:value-type="float">
            <text:p>2116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137" calcext:value-type="float">
            <text:p>137</text:p>
          </table:table-cell>
          <table:table-cell table:style-name="ce65" table:formula="of:=IF(ISNA([.O8]);[.J8];[.J8]+[.O8])" office:value-type="float" office:value="91" calcext:value-type="float">
            <text:p>91</text:p>
          </table:table-cell>
          <table:table-cell table:style-name="ce65" table:formula="of:=IF([.Q8]&gt;0;ROUND(([.C8]/[.Q8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132" calcext:value-type="float">
            <text:p>13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2" calcext:value-type="float">
            <text:p>0.2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KAL</text:p>
          </table:table-cell>
          <table:table-cell table:style-name="ce3" office:value-type="string" calcext:value-type="string">
            <text:p>MARTY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65" table:formula="of:=IF([.F9]&gt;0;ROUND([.F9]+((1-POWER(([.$B$45]/1013.25);0.190284))*145366.45));0)" office:value-type="float" office:value="2116" calcext:value-type="float">
            <text:p>2116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107" calcext:value-type="float">
            <text:p>107</text:p>
          </table:table-cell>
          <table:table-cell table:style-name="ce65" table:formula="of:=IF(ISNA([.O9]);[.J9];[.J9]+[.O9])" office:value-type="float" office:value="91" calcext:value-type="float">
            <text:p>91</text:p>
          </table:table-cell>
          <table:table-cell table:style-name="ce65" table:formula="of:=IF([.Q9]&gt;0;ROUND(([.C9]/[.Q9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02" calcext:value-type="float">
            <text:p>10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.6" calcext:value-type="float">
            <text:p>0.6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TY</text:p>
          </table:table-cell>
          <table:table-cell table:style-name="ce3" office:value-type="string" calcext:value-type="string">
            <text:p>BATEK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65" table:formula="of:=IF([.F10]&gt;0;ROUND([.F10]+((1-POWER(([.$B$45]/1013.25);0.190284))*145366.45));0)" office:value-type="float" office:value="2116" calcext:value-type="float">
            <text:p>2116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109" calcext:value-type="float">
            <text:p>109</text:p>
          </table:table-cell>
          <table:table-cell table:style-name="ce65" table:formula="of:=IF(ISNA([.O10]);[.J10];[.J10]+[.O10])" office:value-type="float" office:value="91" calcext:value-type="float">
            <text:p>91</text:p>
          </table:table-cell>
          <table:table-cell table:style-name="ce65" table:formula="of:=IF([.Q10]&gt;0;ROUND(([.C10]/[.Q10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104" calcext:value-type="float">
            <text:p>10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0.4" calcext:value-type="float">
            <text:p>0.4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TEK</text:p>
          </table:table-cell>
          <table:table-cell table:style-name="ce3" office:value-type="string" calcext:value-type="string">
            <text:p>LBP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65" table:formula="of:=IF([.F11]&gt;0;ROUND([.F11]+((1-POWER(([.$B$45]/1013.25);0.190284))*145366.45));0)" office:value-type="float" office:value="2116" calcext:value-type="float">
            <text:p>2116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45" calcext:value-type="float">
            <text:p>45</text:p>
          </table:table-cell>
          <table:table-cell table:style-name="ce65" table:formula="of:=IF(ISNA([.O11]);[.J11];[.J11]+[.O11])" office:value-type="float" office:value="91" calcext:value-type="float">
            <text:p>91</text:p>
          </table:table-cell>
          <table:table-cell table:style-name="ce65" table:formula="of:=IF([.Q11]&gt;0;ROUND(([.C11]/[.Q11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40" calcext:value-type="float">
            <text:p>4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.2" calcext:value-type="float">
            <text:p>0.2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68.1" calcext:value-type="float">
            <text:p>68.1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5" calcext:value-type="float">
            <text:p>45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6" calcext:value-type="float">
            <text:p>4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PD</text:p>
          </table:table-cell>
          <table:table-cell table:style-name="ce3" office:value-type="string" calcext:value-type="string">
            <text:p>MART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65" table:formula="of:=IF([.F18]&gt;0;ROUND([.F18]+((1-POWER(([.$B$45]/1013.25);0.190284))*145366.45));0)" office:value-type="float" office:value="2116" calcext:value-type="float">
            <text:p>2116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76" calcext:value-type="float">
            <text:p>76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262" calcext:value-type="float">
            <text:p>262</text:p>
          </table:table-cell>
          <table:table-cell table:style-name="ce65" table:formula="of:=IF(ISNA([.O18]);[.J18];[.J18]+[.O18])" office:value-type="float" office:value="76" calcext:value-type="float">
            <text:p>76</text:p>
          </table:table-cell>
          <table:table-cell table:style-name="ce65" table:formula="of:=IF([.Q18]&gt;0;ROUND(([.C18]/[.Q18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257" calcext:value-type="float">
            <text:p>25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8]/60)*[.V18];1)" office:value-type="float" office:value="0.5" calcext:value-type="float">
            <text:p>0.5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TY</text:p>
          </table:table-cell>
          <table:table-cell table:style-name="ce3" office:value-type="string" calcext:value-type="string">
            <text:p>BAKAL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65" table:formula="of:=IF([.F19]&gt;0;ROUND([.F19]+((1-POWER(([.$B$45]/1013.25);0.190284))*145366.45));0)" office:value-type="float" office:value="2116" calcext:value-type="float">
            <text:p>2116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287" calcext:value-type="float">
            <text:p>287</text:p>
          </table:table-cell>
          <table:table-cell table:style-name="ce65" table:formula="of:=IF(ISNA([.O19]);[.J19];[.J19]+[.O19])" office:value-type="float" office:value="91" calcext:value-type="float">
            <text:p>91</text:p>
          </table:table-cell>
          <table:table-cell table:style-name="ce65" table:formula="of:=IF([.Q19]&gt;0;ROUND(([.C19]/[.Q19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.6" calcext:value-type="float">
            <text:p>0.6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KAL</text:p>
          </table:table-cell>
          <table:table-cell table:style-name="ce3" office:value-type="string" calcext:value-type="string">
            <text:p>RUPOR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65" table:formula="of:=IF([.F20]&gt;0;ROUND([.F20]+((1-POWER(([.$B$45]/1013.25);0.190284))*145366.45));0)" office:value-type="float" office:value="2116" calcext:value-type="float">
            <text:p>2116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317" calcext:value-type="float">
            <text:p>317</text:p>
          </table:table-cell>
          <table:table-cell table:style-name="ce65" table:formula="of:=IF(ISNA([.O20]);[.J20];[.J20]+[.O20])" office:value-type="float" office:value="91" calcext:value-type="float">
            <text:p>91</text:p>
          </table:table-cell>
          <table:table-cell table:style-name="ce65" table:formula="of:=IF([.Q20]&gt;0;ROUND(([.C20]/[.Q20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312" calcext:value-type="float">
            <text:p>31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2" calcext:value-type="float">
            <text:p>0.2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POR</text:p>
          </table:table-cell>
          <table:table-cell table:style-name="ce3" office:value-type="string" calcext:value-type="string">
            <text:p>REPKA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65" table:formula="of:=IF([.F21]&gt;0;ROUND([.F21]+((1-POWER(([.$B$45]/1013.25);0.190284))*145366.45));0)" office:value-type="float" office:value="2116" calcext:value-type="float">
            <text:p>2116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317" calcext:value-type="float">
            <text:p>317</text:p>
          </table:table-cell>
          <table:table-cell table:style-name="ce65" table:formula="of:=IF(ISNA([.O21]);[.J21];[.J21]+[.O21])" office:value-type="float" office:value="91" calcext:value-type="float">
            <text:p>91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312" calcext:value-type="float">
            <text:p>31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3" calcext:value-type="float">
            <text:p>0.3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EPKA</text:p>
          </table:table-cell>
          <table:table-cell table:style-name="ce3" office:value-type="string" calcext:value-type="string">
            <text:p>RUMEN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65" table:formula="of:=IF([.F22]&gt;0;ROUND([.F22]+((1-POWER(([.$B$45]/1013.25);0.190284))*145366.45));0)" office:value-type="float" office:value="2116" calcext:value-type="float">
            <text:p>2116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330" calcext:value-type="float">
            <text:p>330</text:p>
          </table:table-cell>
          <table:table-cell table:style-name="ce65" table:formula="of:=IF(ISNA([.O22]);[.J22];[.J22]+[.O22])" office:value-type="float" office:value="91" calcext:value-type="float">
            <text:p>91</text:p>
          </table:table-cell>
          <table:table-cell table:style-name="ce65" table:formula="of:=IF([.Q22]&gt;0;ROUND(([.C22]/[.Q22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325" calcext:value-type="float">
            <text:p>32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6" calcext:value-type="float">
            <text:p>0.6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MEN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5" calcext:value-type="float">
            <text:p>-5</text:p>
          </table:table-cell>
          <table:table-cell table:style-name="ce65" table:formula="of:=IF([.F23]&gt;0;ROUND([.F23]+((1-POWER(([.$B$45]/1013.25);0.190284))*145366.45));0)" office:value-type="float" office:value="4816" calcext:value-type="float">
            <text:p>4816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5" calcext:value-type="float">
            <text:p>9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" calcext:value-type="float">
            <text:p>10</text:p>
          </table:table-cell>
          <table:table-cell table:style-name="ce66" table:formula="of:=IF(ISBLANK([.K23]);NA();FINDCOURSEANGLE([.K23];[.D23]))" office:value-type="float" office:value="53" calcext:value-type="float">
            <text:p>53</text:p>
          </table:table-cell>
          <table:table-cell table:style-name="ce65" table:formula="of:=ROUND(DEGREES(ASIN([.Y23]/[.J23])))*[.AA23]" office:value-type="float" office:value="5" calcext:value-type="float">
            <text:p>5</text:p>
          </table:table-cell>
          <table:table-cell table:style-name="ce65" table:formula="of:=[.Z23]*[.AB23]" office:value-type="float" office:value="-6" calcext:value-type="float">
            <text:p>-6</text:p>
          </table:table-cell>
          <table:table-cell table:style-name="ce65" table:formula="of:=IF(ISNA([.N23]);[.D23];[.D23]+[.N23])" office:value-type="float" office:value="312" calcext:value-type="float">
            <text:p>312</text:p>
          </table:table-cell>
          <table:table-cell table:style-name="ce65" table:formula="of:=IF(ISNA([.O23]);[.J23];[.J23]+[.O23])" office:value-type="float" office:value="89" calcext:value-type="float">
            <text:p>89</text:p>
          </table:table-cell>
          <table:table-cell table:style-name="ce65" table:formula="of:=IF([.Q23]&gt;0;ROUND(([.C23]/[.Q23])*60);0)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307" calcext:value-type="float">
            <text:p>30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1.9" calcext:value-type="float">
            <text:p>1.9</text:p>
          </table:table-cell>
          <table:table-cell/>
          <table:table-cell table:style-name="ce65" table:formula="of:=ROUND([.L23]*SIN(RADIANS([.M23])))" office:value-type="float" office:value="8" calcext:value-type="float">
            <text:p>8</text:p>
          </table:table-cell>
          <table:table-cell table:style-name="ce65" table:formula="of:=ROUND([.L23]*COS(RADIANS([.M23])))" office:value-type="float" office:value="6" calcext:value-type="float">
            <text:p>6</text:p>
          </table:table-cell>
          <table:table-cell table:style-name="ce65" table:formula="of:=IF(ISBLANK([.K23]);NA();ISRIGHTCROSSWIND([.D23];[.K23]))" office:value-type="float" office:value="1" calcext:value-type="float">
            <text:p>1</text:p>
          </table:table-cell>
          <table:table-cell table:style-name="ce65" table:formula="of:=IF(ISBLANK([.K23]);NA();ISTAILWIND([.D23];[.K23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2" calcext:value-type="float">
            <text:p>-2</text:p>
          </table:table-cell>
          <table:table-cell table:style-name="ce65" table:formula="of:=IF([.F24]&gt;0;ROUND([.F24]+((1-POWER(([.$B$45]/1013.25);0.190284))*145366.45));0)" office:value-type="float" office:value="3316" calcext:value-type="float">
            <text:p>3316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287" calcext:value-type="float">
            <text:p>287</text:p>
          </table:table-cell>
          <table:table-cell table:style-name="ce65" table:formula="of:=IF(ISNA([.O24]);[.J24];[.J24]+[.O24])" office:value-type="float" office:value="93" calcext:value-type="float">
            <text:p>93</text:p>
          </table:table-cell>
          <table:table-cell table:style-name="ce65" table:formula="of:=IF([.Q24]&gt;0;ROUND(([.C24]/[.Q2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.2" calcext:value-type="float">
            <text:p>0.2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1" calcext:value-type="float">
            <text:p>-1</text:p>
          </table:table-cell>
          <table:table-cell table:style-name="ce65" table:formula="of:=IF([.F25]&gt;0;ROUND([.F25]+((1-POWER(([.$B$45]/1013.25);0.190284))*145366.45));0)" office:value-type="float" office:value="2816" calcext:value-type="float">
            <text:p>2816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287" calcext:value-type="float">
            <text:p>287</text:p>
          </table:table-cell>
          <table:table-cell table:style-name="ce65" table:formula="of:=IF(ISNA([.O25]);[.J25];[.J25]+[.O25])" office:value-type="float" office:value="92" calcext:value-type="float">
            <text:p>92</text:p>
          </table:table-cell>
          <table:table-cell table:style-name="ce65" table:formula="of:=IF([.Q25]&gt;0;ROUND(([.C25]/[.Q2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.3" calcext:value-type="float">
            <text:p>0.3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65.7" calcext:value-type="float">
            <text:p>65.7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47" calcext:value-type="float">
            <text:p>47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4.6" calcext:value-type="float">
            <text:p>4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33.8" calcext:value-type="float">
            <text:p>133.8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92" calcext:value-type="float">
            <text:p>92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9.2" calcext:value-type="float">
            <text:p>9.2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47.7976" calcext:value-type="float">
            <text:p>247.7976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0" calcext:value-type="float">
            <text:p>102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5" calcext:value-type="float">
            <text:p>0.5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22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96.05" calcext:value-type="float">
            <text:p>1496.05</text:p>
          </table:table-cell>
          <table:table-cell table:style-name="ce44"/>
          <table:table-cell table:style-name="ce44" table:formula="of:=VLOOKUP([.$A$1];[.$H$21:.$J$23];3)" office:value-type="float" office:value="38.25" calcext:value-type="float">
            <text:p>38.25</text:p>
          </table:table-cell>
          <table:table-cell table:style-name="ce44"/>
          <table:table-cell table:style-name="ce44" table:formula="of:=ROUND([.I5]*[.K5];2)" office:value-type="float" office:value="57223.91" calcext:value-type="float">
            <text:p>57223.91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916.05" calcext:value-type="float">
            <text:p>1916.05</text:p>
          </table:table-cell>
          <table:table-cell/>
          <table:table-cell table:formula="of:=ROUND([.F12]/[.B12];2)" office:value-type="float" office:value="39.95" calcext:value-type="float">
            <text:p>39.95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76543.91" calcext:value-type="float">
            <text:p>76543.91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706.05" calcext:value-type="float">
            <text:p>1706.05</text:p>
          </table:table-cell>
          <table:table-cell table:style-name="ce44"/>
          <table:table-cell table:style-name="ce44" table:formula="of:=ROUND([.M12]/[.I12];2)" office:value-type="float" office:value="39.2" calcext:value-type="float">
            <text:p>39.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66883.91" calcext:value-type="float">
            <text:p>66883.91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100.8" calcext:value-type="float">
            <text:p>100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4838.4" calcext:value-type="float">
            <text:p>4838.4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100.8" calcext:value-type="float">
            <text:p>100.8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4838.4" calcext:value-type="float">
            <text:p>4838.4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2016.85" calcext:value-type="float">
            <text:p>2016.8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0.35" calcext:value-type="float">
            <text:p>40.35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81382.31" calcext:value-type="float">
            <text:p>81382.31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806.85" calcext:value-type="float">
            <text:p>1806.85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39.69" calcext:value-type="float">
            <text:p>39.69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71722.31" calcext:value-type="float">
            <text:p>71722.31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316.8" calcext:value-type="float">
            <text:p>316.8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2010.25" calcext:value-type="float">
            <text:p>2010.2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0.33" calcext:value-type="float">
            <text:p>40.33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81065.51" calcext:value-type="float">
            <text:p>81065.51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800.25" calcext:value-type="float">
            <text:p>1800.2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39.66" calcext:value-type="float">
            <text:p>39.66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71405.51" calcext:value-type="float">
            <text:p>71405.51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7.6" calcext:value-type="float">
            <text:p>27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324.8" calcext:value-type="float">
            <text:p>1324.8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5.2" calcext:value-type="float">
            <text:p>55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2649.6" calcext:value-type="float">
            <text:p>2649.6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82.65" calcext:value-type="float">
            <text:p>1982.6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22" calcext:value-type="float">
            <text:p>40.22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9740.71" calcext:value-type="float">
            <text:p>79740.71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745.05" calcext:value-type="float">
            <text:p>1745.0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39.4" calcext:value-type="float">
            <text:p>39.4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68755.91" calcext:value-type="float">
            <text:p>68755.91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916.05" calcext:value-type="float">
            <text:p>1916.05</text:p>
          </table:table-cell>
          <table:table-cell/>
          <table:table-cell table:formula="of:=ROUND([.F30]/[.B30];2)" office:value-type="float" office:value="39.95" calcext:value-type="float">
            <text:p>39.95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76543.91" calcext:value-type="float">
            <text:p>7654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66.6" calcext:value-type="float">
            <text:p>66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3196.8" calcext:value-type="float">
            <text:p>319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82.65" calcext:value-type="float">
            <text:p>1982.6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22" calcext:value-type="float">
            <text:p>40.22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9740.71" calcext:value-type="float">
            <text:p>79740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82.65" calcext:value-type="float">
            <text:p>1982.6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22" calcext:value-type="float">
            <text:p>40.22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9740.71" calcext:value-type="float">
            <text:p>79740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7.6" calcext:value-type="float">
            <text:p>27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324.8" calcext:value-type="float">
            <text:p>132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955.05" calcext:value-type="float">
            <text:p>1955.0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11" calcext:value-type="float">
            <text:p>40.11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8415.91" calcext:value-type="float">
            <text:p>78415.91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41]*[.D41];2)" office:value-type="float" office:value="57223.91" calcext:value-type="float">
            <text:p>5722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916.05" calcext:value-type="float">
            <text:p>1916.05</text:p>
          </table:table-cell>
          <table:table-cell/>
          <table:table-cell table:formula="of:=ROUND([.F48]/[.B48];2)" office:value-type="float" office:value="39.95" calcext:value-type="float">
            <text:p>39.95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6543.91" calcext:value-type="float">
            <text:p>7654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39" calcext:value-type="float">
            <text:p>39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1872" calcext:value-type="float">
            <text:p>1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955.05" calcext:value-type="float">
            <text:p>1955.05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0.11" calcext:value-type="float">
            <text:p>40.11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8415.91" calcext:value-type="float">
            <text:p>78415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948.45" calcext:value-type="float">
            <text:p>1948.45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0.08" calcext:value-type="float">
            <text:p>40.08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8099.11" calcext:value-type="float">
            <text:p>78099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948.45" calcext:value-type="float">
            <text:p>1948.45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0.08" calcext:value-type="float">
            <text:p>40.08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8099.11" calcext:value-type="float">
            <text:p>78099.11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3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105"/>
        <table:table-column table:style-name="co49" table:default-cell-style-name="ce105"/>
        <table:table-column table:style-name="co50" table:number-columns-repeated="2" table:default-cell-style-name="ce30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7" calcext:value-type="float">
            <text:p>77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  <table:table-cell table:formula="of:=[$FPL.D3]" office:value-type="float" office:value="107" calcext:value-type="float">
            <text:p>107</text:p>
          </table:table-cell>
          <table:table-cell table:formula="of:=[$FPL.P3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3" calcext:value-type="float">
            <text:p>93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  <table:table-cell table:formula="of:=[$FPL.D4]" office:value-type="float" office:value="107" calcext:value-type="float">
            <text:p>107</text:p>
          </table:table-cell>
          <table:table-cell table:formula="of:=[$FPL.P4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RUMEN" calcext:value-type="string">
            <text:p>RUMEN</text:p>
          </table:table-cell>
          <table:table-cell table:formula="of:=[$FPL.C5]" office:value-type="float" office:value="29" calcext:value-type="float">
            <text:p>29</text:p>
          </table:table-cell>
          <table:table-cell table:formula="of:=[$FPL.E5]" office:value-type="float" office:value="4500" calcext:value-type="float">
            <text:p>4500</text:p>
          </table:table-cell>
          <table:table-cell table:formula="of:=[$FPL.F5]" office:value-type="float" office:value="5000" calcext:value-type="float">
            <text:p>5000</text:p>
          </table:table-cell>
          <table:table-cell table:formula="of:=[$FPL.U5]" office:value-type="float" office:value="117" calcext:value-type="float">
            <text:p>11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101" calcext:value-type="float">
            <text:p>101</text:p>
          </table:table-cell>
          <table:table-cell table:formula="of:=[$FPL.R5]" office:value-type="float" office:value="17" calcext:value-type="float">
            <text:p>17</text:p>
          </table:table-cell>
          <table:table-cell table:number-columns-repeated="2"/>
          <table:table-cell table:formula="of:=[$FPL.D5]" office:value-type="float" office:value="127" calcext:value-type="float">
            <text:p>127</text:p>
          </table:table-cell>
          <table:table-cell table:formula="of:=[$FPL.P5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RUMEN" calcext:value-type="string">
            <text:p>RUMEN</text:p>
          </table:table-cell>
          <table:table-cell table:formula="of:=[$FPL.B6]" office:value-type="string" office:string-value="REPKA" calcext:value-type="string">
            <text:p>REPKA</text:p>
          </table:table-cell>
          <table:table-cell table:formula="of:=[$FPL.C6]" office:value-type="float" office:value="8.4" calcext:value-type="float">
            <text:p>8.4</text:p>
          </table:table-cell>
          <table:table-cell table:formula="of:=[$FPL.E6]" office:value-type="float" office:value="1700" calcext:value-type="float">
            <text:p>1700</text:p>
          </table:table-cell>
          <table:table-cell table:formula="of:=[$FPL.F6]" office:value-type="float" office:value="2300" calcext:value-type="float">
            <text:p>2300</text:p>
          </table:table-cell>
          <table:table-cell table:formula="of:=[$FPL.U6]" office:value-type="float" office:value="145" calcext:value-type="float">
            <text:p>145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1" calcext:value-type="float">
            <text:p>91</text:p>
          </table:table-cell>
          <table:table-cell table:formula="of:=[$FPL.R6]" office:value-type="float" office:value="6" calcext:value-type="float">
            <text:p>6</text:p>
          </table:table-cell>
          <table:table-cell table:number-columns-repeated="2"/>
          <table:table-cell table:formula="of:=[$FPL.D6]" office:value-type="float" office:value="150" calcext:value-type="float">
            <text:p>150</text:p>
          </table:table-cell>
          <table:table-cell table:formula="of:=[$FPL.P6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REPKA" calcext:value-type="string">
            <text:p>REPKA</text:p>
          </table:table-cell>
          <table:table-cell table:formula="of:=[$FPL.B7]" office:value-type="string" office:string-value="RUPOR" calcext:value-type="string">
            <text:p>RUPOR</text:p>
          </table:table-cell>
          <table:table-cell table:formula="of:=[$FPL.C7]" office:value-type="float" office:value="4.3" calcext:value-type="float">
            <text:p>4.3</text:p>
          </table:table-cell>
          <table:table-cell table:formula="of:=[$FPL.E7]" office:value-type="float" office:value="1700" calcext:value-type="float">
            <text:p>1700</text:p>
          </table:table-cell>
          <table:table-cell table:formula="of:=[$FPL.F7]" office:value-type="float" office:value="2300" calcext:value-type="float">
            <text:p>2300</text:p>
          </table:table-cell>
          <table:table-cell table:formula="of:=[$FPL.U7]" office:value-type="float" office:value="132" calcext:value-type="float">
            <text:p>132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1" calcext:value-type="float">
            <text:p>91</text:p>
          </table:table-cell>
          <table:table-cell table:formula="of:=[$FPL.R7]" office:value-type="float" office:value="3" calcext:value-type="float">
            <text:p>3</text:p>
          </table:table-cell>
          <table:table-cell table:number-columns-repeated="2"/>
          <table:table-cell table:formula="of:=[$FPL.D7]" office:value-type="float" office:value="137" calcext:value-type="float">
            <text:p>137</text:p>
          </table:table-cell>
          <table:table-cell table:formula="of:=[$FPL.P7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RUPOR" calcext:value-type="string">
            <text:p>RUPOR</text:p>
          </table:table-cell>
          <table:table-cell table:formula="of:=[$FPL.B8]" office:value-type="string" office:string-value="BAKAL" calcext:value-type="string">
            <text:p>BAKAL</text:p>
          </table:table-cell>
          <table:table-cell table:formula="of:=[$FPL.C8]" office:value-type="float" office:value="2.6" calcext:value-type="float">
            <text:p>2.6</text:p>
          </table:table-cell>
          <table:table-cell table:formula="of:=[$FPL.E8]" office:value-type="float" office:value="1700" calcext:value-type="float">
            <text:p>1700</text:p>
          </table:table-cell>
          <table:table-cell table:formula="of:=[$FPL.F8]" office:value-type="float" office:value="2300" calcext:value-type="float">
            <text:p>2300</text:p>
          </table:table-cell>
          <table:table-cell table:formula="of:=[$FPL.U8]" office:value-type="float" office:value="132" calcext:value-type="float">
            <text:p>132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1" calcext:value-type="float">
            <text:p>91</text:p>
          </table:table-cell>
          <table:table-cell table:formula="of:=[$FPL.R8]" office:value-type="float" office:value="2" calcext:value-type="float">
            <text:p>2</text:p>
          </table:table-cell>
          <table:table-cell table:number-columns-repeated="2"/>
          <table:table-cell table:formula="of:=[$FPL.D8]" office:value-type="float" office:value="137" calcext:value-type="float">
            <text:p>137</text:p>
          </table:table-cell>
          <table:table-cell table:formula="of:=[$FPL.P8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BAKAL" calcext:value-type="string">
            <text:p>BAKAL</text:p>
          </table:table-cell>
          <table:table-cell table:formula="of:=[$FPL.B9]" office:value-type="string" office:string-value="MARTY" calcext:value-type="string">
            <text:p>MARTY</text:p>
          </table:table-cell>
          <table:table-cell table:formula="of:=[$FPL.C9]" office:value-type="float" office:value="8.4" calcext:value-type="float">
            <text:p>8.4</text:p>
          </table:table-cell>
          <table:table-cell table:formula="of:=[$FPL.E9]" office:value-type="float" office:value="1700" calcext:value-type="float">
            <text:p>1700</text:p>
          </table:table-cell>
          <table:table-cell table:formula="of:=[$FPL.F9]" office:value-type="float" office:value="2300" calcext:value-type="float">
            <text:p>2300</text:p>
          </table:table-cell>
          <table:table-cell table:formula="of:=[$FPL.U9]" office:value-type="float" office:value="102" calcext:value-type="float">
            <text:p>102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1" calcext:value-type="float">
            <text:p>91</text:p>
          </table:table-cell>
          <table:table-cell table:formula="of:=[$FPL.R9]" office:value-type="float" office:value="6" calcext:value-type="float">
            <text:p>6</text:p>
          </table:table-cell>
          <table:table-cell table:number-columns-repeated="2"/>
          <table:table-cell table:formula="of:=[$FPL.D9]" office:value-type="float" office:value="107" calcext:value-type="float">
            <text:p>107</text:p>
          </table:table-cell>
          <table:table-cell table:formula="of:=[$FPL.P9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MARTY" calcext:value-type="string">
            <text:p>MARTY</text:p>
          </table:table-cell>
          <table:table-cell table:formula="of:=[$FPL.B10]" office:value-type="string" office:string-value="BATEK" calcext:value-type="string">
            <text:p>BATEK</text:p>
          </table:table-cell>
          <table:table-cell table:formula="of:=[$FPL.C10]" office:value-type="float" office:value="5.4" calcext:value-type="float">
            <text:p>5.4</text:p>
          </table:table-cell>
          <table:table-cell table:formula="of:=[$FPL.E10]" office:value-type="float" office:value="1700" calcext:value-type="float">
            <text:p>1700</text:p>
          </table:table-cell>
          <table:table-cell table:formula="of:=[$FPL.F10]" office:value-type="float" office:value="2300" calcext:value-type="float">
            <text:p>2300</text:p>
          </table:table-cell>
          <table:table-cell table:formula="of:=[$FPL.U10]" office:value-type="float" office:value="104" calcext:value-type="float">
            <text:p>104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1" calcext:value-type="float">
            <text:p>91</text:p>
          </table:table-cell>
          <table:table-cell table:formula="of:=[$FPL.R10]" office:value-type="float" office:value="4" calcext:value-type="float">
            <text:p>4</text:p>
          </table:table-cell>
          <table:table-cell table:number-columns-repeated="2"/>
          <table:table-cell table:formula="of:=[$FPL.D10]" office:value-type="float" office:value="109" calcext:value-type="float">
            <text:p>109</text:p>
          </table:table-cell>
          <table:table-cell table:formula="of:=[$FPL.P10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string" office:string-value="BATEK" calcext:value-type="string">
            <text:p>BATEK</text:p>
          </table:table-cell>
          <table:table-cell table:formula="of:=[$FPL.B11]" office:value-type="string" office:string-value="LBPD" calcext:value-type="string">
            <text:p>LBPD</text:p>
          </table:table-cell>
          <table:table-cell table:formula="of:=[$FPL.C11]" office:value-type="float" office:value="3" calcext:value-type="float">
            <text:p>3</text:p>
          </table:table-cell>
          <table:table-cell table:formula="of:=[$FPL.E11]" office:value-type="float" office:value="1700" calcext:value-type="float">
            <text:p>1700</text:p>
          </table:table-cell>
          <table:table-cell table:formula="of:=[$FPL.F11]" office:value-type="float" office:value="2300" calcext:value-type="float">
            <text:p>2300</text:p>
          </table:table-cell>
          <table:table-cell table:formula="of:=[$FPL.U11]" office:value-type="float" office:value="40" calcext:value-type="float">
            <text:p>40</text:p>
          </table:table-cell>
          <table:table-cell table:formula="of:=[$FPL.G11]" office:value-type="float" office:value="90" calcext:value-type="float">
            <text:p>90</text:p>
          </table:table-cell>
          <table:table-cell table:formula="of:=[$FPL.Q11]" office:value-type="float" office:value="91" calcext:value-type="float">
            <text:p>91</text:p>
          </table:table-cell>
          <table:table-cell table:formula="of:=[$FPL.R11]" office:value-type="float" office:value="2" calcext:value-type="float">
            <text:p>2</text:p>
          </table:table-cell>
          <table:table-cell table:number-columns-repeated="2"/>
          <table:table-cell table:formula="of:=[$FPL.D11]" office:value-type="float" office:value="45" calcext:value-type="float">
            <text:p>45</text:p>
          </table:table-cell>
          <table:table-cell table:formula="of:=[$FPL.P1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68.1" calcext:value-type="float">
            <text:p>68.1</text:p>
          </table:table-cell>
          <table:table-cell table:style-name="Default" table:number-columns-repeated="5"/>
          <table:table-cell table:style-name="ce34" table:formula="of:=SUM([.J3:.J12])" office:value-type="float" office:value="45" calcext:value-type="float">
            <text:p>4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LBPD" calcext:value-type="string">
            <text:p>LBPD</text:p>
          </table:table-cell>
          <table:table-cell table:formula="of:=[$FPL.B18]" office:value-type="string" office:string-value="MARTY" calcext:value-type="string">
            <text:p>MARTY</text:p>
          </table:table-cell>
          <table:table-cell table:formula="of:=[$FPL.C18]" office:value-type="float" office:value="6" calcext:value-type="float">
            <text:p>6</text:p>
          </table:table-cell>
          <table:table-cell table:formula="of:=[$FPL.E18]" office:value-type="float" office:value="1700" calcext:value-type="float">
            <text:p>1700</text:p>
          </table:table-cell>
          <table:table-cell table:formula="of:=[$FPL.F18]" office:value-type="float" office:value="2300" calcext:value-type="float">
            <text:p>2300</text:p>
          </table:table-cell>
          <table:table-cell table:formula="of:=[$FPL.U18]" office:value-type="float" office:value="257" calcext:value-type="float">
            <text:p>257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76" calcext:value-type="float">
            <text:p>76</text:p>
          </table:table-cell>
          <table:table-cell table:formula="of:=[$FPL.R18]" office:value-type="float" office:value="5" calcext:value-type="float">
            <text:p>5</text:p>
          </table:table-cell>
          <table:table-cell table:number-columns-repeated="2"/>
          <table:table-cell table:formula="of:=[$FPL.D18]" office:value-type="float" office:value="262" calcext:value-type="float">
            <text:p>262</text:p>
          </table:table-cell>
          <table:table-cell table:formula="of:=[$FPL.P18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MARTY" calcext:value-type="string">
            <text:p>MARTY</text:p>
          </table:table-cell>
          <table:table-cell table:formula="of:=[$FPL.B19]" office:value-type="string" office:string-value="BAKAL" calcext:value-type="string">
            <text:p>BAKAL</text:p>
          </table:table-cell>
          <table:table-cell table:formula="of:=[$FPL.C19]" office:value-type="float" office:value="8.4" calcext:value-type="float">
            <text:p>8.4</text:p>
          </table:table-cell>
          <table:table-cell table:formula="of:=[$FPL.E19]" office:value-type="float" office:value="1700" calcext:value-type="float">
            <text:p>1700</text:p>
          </table:table-cell>
          <table:table-cell table:formula="of:=[$FPL.F19]" office:value-type="float" office:value="2300" calcext:value-type="float">
            <text:p>2300</text:p>
          </table:table-cell>
          <table:table-cell table:formula="of:=[$FPL.U19]" office:value-type="float" office:value="282" calcext:value-type="float">
            <text:p>282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1" calcext:value-type="float">
            <text:p>91</text:p>
          </table:table-cell>
          <table:table-cell table:formula="of:=[$FPL.R19]" office:value-type="float" office:value="6" calcext:value-type="float">
            <text:p>6</text:p>
          </table:table-cell>
          <table:table-cell table:number-columns-repeated="2"/>
          <table:table-cell table:formula="of:=[$FPL.D19]" office:value-type="float" office:value="287" calcext:value-type="float">
            <text:p>287</text:p>
          </table:table-cell>
          <table:table-cell table:formula="of:=[$FPL.P19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BAKAL" calcext:value-type="string">
            <text:p>BAKAL</text:p>
          </table:table-cell>
          <table:table-cell table:formula="of:=[$FPL.B20]" office:value-type="string" office:string-value="RUPOR" calcext:value-type="string">
            <text:p>RUPOR</text:p>
          </table:table-cell>
          <table:table-cell table:formula="of:=[$FPL.C20]" office:value-type="float" office:value="2.6" calcext:value-type="float">
            <text:p>2.6</text:p>
          </table:table-cell>
          <table:table-cell table:formula="of:=[$FPL.E20]" office:value-type="float" office:value="1700" calcext:value-type="float">
            <text:p>1700</text:p>
          </table:table-cell>
          <table:table-cell table:formula="of:=[$FPL.F20]" office:value-type="float" office:value="2300" calcext:value-type="float">
            <text:p>2300</text:p>
          </table:table-cell>
          <table:table-cell table:formula="of:=[$FPL.U20]" office:value-type="float" office:value="312" calcext:value-type="float">
            <text:p>312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1" calcext:value-type="float">
            <text:p>91</text:p>
          </table:table-cell>
          <table:table-cell table:formula="of:=[$FPL.R20]" office:value-type="float" office:value="2" calcext:value-type="float">
            <text:p>2</text:p>
          </table:table-cell>
          <table:table-cell table:number-columns-repeated="2"/>
          <table:table-cell table:formula="of:=[$FPL.D20]" office:value-type="float" office:value="317" calcext:value-type="float">
            <text:p>317</text:p>
          </table:table-cell>
          <table:table-cell table:formula="of:=[$FPL.P20]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RUPOR" calcext:value-type="string">
            <text:p>RUPOR</text:p>
          </table:table-cell>
          <table:table-cell table:formula="of:=[$FPL.B21]" office:value-type="string" office:string-value="REPKA" calcext:value-type="string">
            <text:p>REPKA</text:p>
          </table:table-cell>
          <table:table-cell table:formula="of:=[$FPL.C21]" office:value-type="float" office:value="4.3" calcext:value-type="float">
            <text:p>4.3</text:p>
          </table:table-cell>
          <table:table-cell table:formula="of:=[$FPL.E21]" office:value-type="float" office:value="1700" calcext:value-type="float">
            <text:p>1700</text:p>
          </table:table-cell>
          <table:table-cell table:formula="of:=[$FPL.F21]" office:value-type="float" office:value="2300" calcext:value-type="float">
            <text:p>2300</text:p>
          </table:table-cell>
          <table:table-cell table:formula="of:=[$FPL.U21]" office:value-type="float" office:value="312" calcext:value-type="float">
            <text:p>312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1" calcext:value-type="float">
            <text:p>91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  <table:table-cell table:formula="of:=[$FPL.D21]" office:value-type="float" office:value="317" calcext:value-type="float">
            <text:p>317</text:p>
          </table:table-cell>
          <table:table-cell table:formula="of:=[$FPL.P21]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REPKA" calcext:value-type="string">
            <text:p>REPKA</text:p>
          </table:table-cell>
          <table:table-cell table:formula="of:=[$FPL.B22]" office:value-type="string" office:string-value="RUMEN" calcext:value-type="string">
            <text:p>RUMEN</text:p>
          </table:table-cell>
          <table:table-cell table:formula="of:=[$FPL.C22]" office:value-type="float" office:value="8.4" calcext:value-type="float">
            <text:p>8.4</text:p>
          </table:table-cell>
          <table:table-cell table:formula="of:=[$FPL.E22]" office:value-type="float" office:value="1700" calcext:value-type="float">
            <text:p>1700</text:p>
          </table:table-cell>
          <table:table-cell table:formula="of:=[$FPL.F22]" office:value-type="float" office:value="2300" calcext:value-type="float">
            <text:p>2300</text:p>
          </table:table-cell>
          <table:table-cell table:formula="of:=[$FPL.U22]" office:value-type="float" office:value="325" calcext:value-type="float">
            <text:p>325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1" calcext:value-type="float">
            <text:p>91</text:p>
          </table:table-cell>
          <table:table-cell table:formula="of:=[$FPL.R22]" office:value-type="float" office:value="6" calcext:value-type="float">
            <text:p>6</text:p>
          </table:table-cell>
          <table:table-cell table:number-columns-repeated="2"/>
          <table:table-cell table:formula="of:=[$FPL.D22]" office:value-type="float" office:value="330" calcext:value-type="float">
            <text:p>330</text:p>
          </table:table-cell>
          <table:table-cell table:formula="of:=[$FPL.P22]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RUMEN" calcext:value-type="string">
            <text:p>RUMEN</text:p>
          </table:table-cell>
          <table:table-cell table:formula="of:=[$FPL.B23]" office:value-type="string" office:string-value="ULPAD" calcext:value-type="string">
            <text:p>ULPAD</text:p>
          </table:table-cell>
          <table:table-cell table:formula="of:=[$FPL.C23]" office:value-type="float" office:value="29" calcext:value-type="float">
            <text:p>29</text:p>
          </table:table-cell>
          <table:table-cell table:formula="of:=[$FPL.E23]" office:value-type="float" office:value="4000" calcext:value-type="float">
            <text:p>4000</text:p>
          </table:table-cell>
          <table:table-cell table:formula="of:=[$FPL.F23]" office:value-type="float" office:value="5000" calcext:value-type="float">
            <text:p>5000</text:p>
          </table:table-cell>
          <table:table-cell table:formula="of:=[$FPL.U23]" office:value-type="float" office:value="307" calcext:value-type="float">
            <text:p>307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89" calcext:value-type="float">
            <text:p>89</text:p>
          </table:table-cell>
          <table:table-cell table:formula="of:=[$FPL.R23]" office:value-type="float" office:value="20" calcext:value-type="float">
            <text:p>20</text:p>
          </table:table-cell>
          <table:table-cell table:number-columns-repeated="2"/>
          <table:table-cell table:formula="of:=[$FPL.D23]" office:value-type="float" office:value="307" calcext:value-type="float">
            <text:p>307</text:p>
          </table:table-cell>
          <table:table-cell table:formula="of:=[$FPL.P23]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ULPAD" calcext:value-type="string">
            <text:p>ULPAD</text:p>
          </table:table-cell>
          <table:table-cell table:formula="of:=[$FPL.B24]" office:value-type="string" office:string-value="SOPED" calcext:value-type="string">
            <text:p>SOPED</text:p>
          </table:table-cell>
          <table:table-cell table:formula="of:=[$FPL.C24]" office:value-type="float" office:value="3" calcext:value-type="float">
            <text:p>3</text:p>
          </table:table-cell>
          <table:table-cell table:formula="of:=[$FPL.E24]" office:value-type="float" office:value="3000" calcext:value-type="float">
            <text:p>3000</text:p>
          </table:table-cell>
          <table:table-cell table:formula="of:=[$FPL.F24]" office:value-type="float" office:value="3500" calcext:value-type="float">
            <text:p>3500</text:p>
          </table:table-cell>
          <table:table-cell table:formula="of:=[$FPL.U24]" office:value-type="float" office:value="282" calcext:value-type="float">
            <text:p>282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3" calcext:value-type="float">
            <text:p>93</text:p>
          </table:table-cell>
          <table:table-cell table:formula="of:=[$FPL.R24]" office:value-type="float" office:value="2" calcext:value-type="float">
            <text:p>2</text:p>
          </table:table-cell>
          <table:table-cell table:number-columns-repeated="2"/>
          <table:table-cell table:formula="of:=[$FPL.D24]" office:value-type="float" office:value="287" calcext:value-type="float">
            <text:p>287</text:p>
          </table:table-cell>
          <table:table-cell table:formula="of:=[$FPL.P24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string" office:string-value="SOPED" calcext:value-type="string">
            <text:p>SOPED</text:p>
          </table:table-cell>
          <table:table-cell table:formula="of:=[$FPL.B25]" office:value-type="string" office:string-value="LBLS" calcext:value-type="string">
            <text:p>LBLS</text:p>
          </table:table-cell>
          <table:table-cell table:formula="of:=[$FPL.C25]" office:value-type="float" office:value="4" calcext:value-type="float">
            <text:p>4</text:p>
          </table:table-cell>
          <table:table-cell table:formula="of:=[$FPL.E25]" office:value-type="float" office:value="2500" calcext:value-type="float">
            <text:p>2500</text:p>
          </table:table-cell>
          <table:table-cell table:formula="of:=[$FPL.F25]" office:value-type="float" office:value="3000" calcext:value-type="float">
            <text:p>3000</text:p>
          </table:table-cell>
          <table:table-cell table:formula="of:=[$FPL.U25]" office:value-type="float" office:value="282" calcext:value-type="float">
            <text:p>282</text:p>
          </table:table-cell>
          <table:table-cell table:formula="of:=[$FPL.G25]" office:value-type="float" office:value="90" calcext:value-type="float">
            <text:p>90</text:p>
          </table:table-cell>
          <table:table-cell table:formula="of:=[$FPL.Q25]" office:value-type="float" office:value="92" calcext:value-type="float">
            <text:p>92</text:p>
          </table:table-cell>
          <table:table-cell table:formula="of:=[$FPL.R25]" office:value-type="float" office:value="3" calcext:value-type="float">
            <text:p>3</text:p>
          </table:table-cell>
          <table:table-cell table:number-columns-repeated="2"/>
          <table:table-cell table:formula="of:=[$FPL.D25]" office:value-type="float" office:value="287" calcext:value-type="float">
            <text:p>287</text:p>
          </table:table-cell>
          <table:table-cell table:formula="of:=[$FPL.P25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65.7" calcext:value-type="float">
            <text:p>65.7</text:p>
          </table:table-cell>
          <table:table-cell table:style-name="Default" table:number-columns-repeated="5"/>
          <table:table-cell table:style-name="ce34" table:formula="of:=SUM([.J17:.J26])" office:value-type="float" office:value="47" calcext:value-type="float">
            <text:p>47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07:36:54.812164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2-22T08:20:34.818433652</dc:date>
    <meta:editing-duration>P2DT1H20M18S</meta:editing-duration>
    <meta:editing-cycles>242</meta:editing-cycles>
    <meta:generator>LibreOffice/6.0.7.3$Linux_X86_64 LibreOffice_project/00m0$Build-3</meta:generator>
    <meta:print-date>2020-02-22T08:17:49.238873401</meta:print-date>
    <meta:document-statistic meta:table-count="6" meta:cell-count="1676" meta:object-count="0"/>
  </office:meta>
</office:document-meta>
</file>